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8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7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6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默认-notes">
      <style:graphic-properties draw:fill-color="#ffffff" fo:min-height="13.364cm"/>
    </style:style>
    <style:style style:name="co1" style:family="table-column">
      <style:table-column-properties style:column-width="2.521cm" style:use-optimal-column-width="false"/>
    </style:style>
    <style:style style:name="co2" style:family="table-column">
      <style:table-column-properties style:column-width="2.52cm" style:use-optimal-column-width="false"/>
    </style:style>
    <style:style style:name="co3" style:family="table-column">
      <style:table-column-properties style:column-width="6.05cm" style:use-optimal-column-width="false"/>
    </style:style>
    <style:style style:name="co4" style:family="table-column">
      <style:table-column-properties style:column-width="4.66cm" style:use-optimal-column-width="false"/>
    </style:style>
    <style:style style:name="ro1" style:family="table-row">
      <style:table-row-properties style:row-height="0.736cm"/>
    </style:style>
    <style:style style:name="ro2" style:family="table-row">
      <style:table-row-properties style:row-height="0.676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98cm"/>
    </style:style>
    <style:style style:name="ce1" style:family="table-cell">
      <style:graphic-properties draw:fill="none" style:repeat="repeat" fo:padding-top="0.1cm" fo:padding-bottom="0.1cm" fo:padding-left="0.1cm" fo:padding-right="0.1cm"/>
      <style:text-properties fo:font-size="18pt" style:font-size-asian="18pt" style:font-size-complex="18pt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style:font-size-asian="18pt"/>
    </style:style>
    <style:style style:name="P4" style:family="paragraph">
      <style:text-properties style:font-size-asian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1" draw:layer="layout" svg:width="5.8cm" svg:height="9.2cm" svg:x="3cm" svg:y="3.2cm">
          <text:p/>
          <draw:enhanced-geometry svg:viewBox="0 0 21600 21600" draw:type="rectangle" draw:enhanced-path="M 0 0 L 21600 0 21600 21600 0 21600 0 0 Z N"/>
        </draw:custom-shape>
        <draw:frame draw:style-name="standard" xml:id="id2" draw:id="id2" draw:layer="layout" svg:width="5.04cm" svg:height="2.813cm" svg:x="3.652cm" svg:y="6.5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fd0</text:p>
              </table:table-cell>
              <table:table-cell/>
            </table:table-row>
            <table:table-row table:style-name="ro2" table:default-cell-style-name="ce1">
              <table:table-cell>
                <text:p text:style-name="P2">fd1</text:p>
              </table:table-cell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layer="layout" svg:width="3.361cm" svg:height="0.988cm" svg:x="6cm" svg:y="5.412cm">
          <draw:text-box>
            <text:p>文件指针</text:p>
          </draw:text-box>
        </draw:frame>
        <draw:frame draw:style-name="standard" xml:id="id1" draw:id="id1" draw:layer="layout" svg:width="6.049cm" svg:height="2.993cm" svg:x="11.675cm" svg:y="2.084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文件状态标志</text:p>
              </table:table-cell>
            </table:table-row>
            <table:table-row table:style-name="ro4">
              <table:table-cell table:style-name="ce2">
                <text:p>当前文件偏移量</text:p>
              </table:table-cell>
            </table:table-row>
            <table:table-row table:style-name="ro3">
              <table:table-cell table:style-name="ce2">
                <text:p>V节点指针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6.049cm" svg:height="2.993cm" svg:x="11.61cm" svg:y="10.26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文件状态标志</text:p>
              </table:table-cell>
            </table:table-row>
            <table:table-row table:style-name="ro4">
              <table:table-cell table:style-name="ce2">
                <text:p>当前文件偏移量</text:p>
              </table:table-cell>
            </table:table-row>
            <table:table-row table:style-name="ro3">
              <table:table-cell table:style-name="ce2">
                <text:p>V节点指针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659cm" svg:height="2.993cm" svg:x="20.971cm" svg:y="2.019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 text:style-name="P2">v节点信息</text:p>
              </table:table-cell>
            </table:table-row>
            <table:table-row table:style-name="ro4">
              <table:table-cell table:style-name="ce3">
                <text:p text:style-name="P2">i 节点信息</text:p>
              </table:table-cell>
            </table:table-row>
            <table:table-row table:style-name="ro4">
              <table:table-cell table:style-name="ce3">
                <text:p text:style-name="P2">当前文件长度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659cm" svg:height="2.993cm" svg:x="21.118cm" svg:y="10.694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 text:style-name="P2">v节点信息</text:p>
              </table:table-cell>
            </table:table-row>
            <table:table-row table:style-name="ro4">
              <table:table-cell table:style-name="ce3">
                <text:p text:style-name="P2">i 节点信息</text:p>
              </table:table-cell>
            </table:table-row>
            <table:table-row table:style-name="ro4">
              <table:table-cell table:style-name="ce3">
                <text:p text:style-name="P2">当前文件长度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3" draw:text-style-name="P1" draw:layer="layout" draw:type="curve" svg:x1="8.976cm" svg:y1="6.967cm" svg:x2="11.675cm" svg:y2="3.58cm" draw:end-shape="id1" draw:end-glue-point="3" svg:d="m8976 6967c1648 0 299-3387 2699-3387" svg:viewBox="0 0 2700 3388">
          <text:p/>
        </draw:connector>
        <draw:connector draw:style-name="gr3" draw:text-style-name="P1" draw:layer="layout" draw:type="curve" svg:x1="8.692cm" svg:y1="7.92cm" svg:x2="11.61cm" svg:y2="11.756cm" draw:start-shape="id2" draw:end-shape="id3" draw:end-glue-point="3" svg:d="m8692 7920c2190 0 731 3836 2918 3836" svg:viewBox="0 0 2919 3837">
          <text:p/>
        </draw:connector>
        <draw:connector draw:style-name="gr3" draw:text-style-name="P1" draw:layer="layout" draw:type="curve" svg:x1="17.952cm" svg:y1="4.622cm" svg:x2="20.731cm" svg:y2="2.244cm" svg:d="m17952 4622c2085 0 696-2378 2779-2378" svg:viewBox="0 0 2780 2379">
          <text:p/>
        </draw:connector>
        <draw:connector draw:style-name="gr3" draw:text-style-name="P1" draw:layer="layout" draw:type="curve" svg:x1="17.918cm" svg:y1="12.828cm" svg:x2="20.731cm" svg:y2="10.986cm" svg:d="m17918 12828c2110 0 704-1842 2813-1842" svg:viewBox="0 0 2814 1843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draw:custom-shape draw:style-name="gr1" draw:text-style-name="P1" draw:layer="layout" svg:width="6cm" svg:height="5.2cm" svg:x="2.849cm" svg:y="1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5.04cm" svg:height="2.813cm" svg:x="3.501cm" svg:y="3.1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fd0</text:p>
              </table:table-cell>
              <table:table-cell/>
            </table:table-row>
            <table:table-row table:style-name="ro2" table:default-cell-style-name="ce1">
              <table:table-cell>
                <text:p text:style-name="P2">fd1</text:p>
              </table:table-cell>
              <table:table-cell/>
            </table:table-row>
            <table:table-row table:style-name="ro3" table:default-cell-style-name="ce1">
              <table:table-cell>
                <text:p text:style-name="P2">fd2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" draw:text-style-name="P3" draw:layer="layout" svg:width="3.361cm" svg:height="0.988cm" svg:x="5.849cm" svg:y="2.012cm">
          <draw:text-box>
            <text:p text:style-name="P3">文件指针</text:p>
          </draw:text-box>
        </draw:frame>
        <draw:frame draw:style-name="standard" xml:id="id4" draw:id="id4" draw:layer="layout" svg:width="6.049cm" svg:height="2.993cm" svg:x="11.675cm" svg:y="2.084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 text:style-name="P3">文件状态标志</text:p>
              </table:table-cell>
            </table:table-row>
            <table:table-row table:style-name="ro4">
              <table:table-cell table:style-name="ce2">
                <text:p text:style-name="P3">当前文件偏移量</text:p>
              </table:table-cell>
            </table:table-row>
            <table:table-row table:style-name="ro3">
              <table:table-cell table:style-name="ce2">
                <text:p text:style-name="P3">V节点指针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5" draw:id="id5" draw:layer="layout" svg:width="6.049cm" svg:height="2.993cm" svg:x="11.61cm" svg:y="10.26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 text:style-name="P3">文件状态标志</text:p>
              </table:table-cell>
            </table:table-row>
            <table:table-row table:style-name="ro4">
              <table:table-cell table:style-name="ce2">
                <text:p text:style-name="P3">当前文件偏移量</text:p>
              </table:table-cell>
            </table:table-row>
            <table:table-row table:style-name="ro3">
              <table:table-cell table:style-name="ce2">
                <text:p text:style-name="P3">V节点指针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6" draw:id="id6" draw:layer="layout" svg:width="4.659cm" svg:height="2.993cm" svg:x="21.013cm" svg:y="6.63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 text:style-name="P2">v节点信息</text:p>
              </table:table-cell>
            </table:table-row>
            <table:table-row table:style-name="ro4">
              <table:table-cell table:style-name="ce3">
                <text:p text:style-name="P2">i 节点信息</text:p>
              </table:table-cell>
            </table:table-row>
            <table:table-row table:style-name="ro4">
              <table:table-cell table:style-name="ce3">
                <text:p text:style-name="P2">当前文件长度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3" draw:text-style-name="P1" draw:layer="layout" draw:type="curve" svg:x1="9.076cm" svg:y1="5.694cm" svg:x2="11.675cm" svg:y2="3.58cm" draw:end-shape="id4" draw:end-glue-point="3" svg:d="m9076 5694c1573 0 274-2114 2599-2114" svg:viewBox="0 0 2600 2115">
          <text:p/>
        </draw:connector>
        <draw:connector draw:style-name="gr3" draw:text-style-name="P1" draw:layer="layout" draw:type="curve" svg:x1="9.009cm" svg:y1="12.593cm" svg:x2="11.61cm" svg:y2="11.756cm" draw:end-shape="id5" draw:end-glue-point="3" svg:d="m9009 12593c1575 0 275-837 2601-837" svg:viewBox="0 0 2602 838">
          <text:p/>
        </draw:connector>
        <draw:connector draw:style-name="gr3" draw:text-style-name="P1" draw:layer="layout" draw:type="curve" svg:x1="17.724cm" svg:y1="3.58cm" svg:x2="21.013cm" svg:y2="8.126cm" draw:start-shape="id4" draw:end-shape="id6" svg:d="m17724 3580c2467 0 823 4546 3289 4546" svg:viewBox="0 0 3290 4547">
          <text:p/>
        </draw:connector>
        <draw:connector draw:style-name="gr3" draw:text-style-name="P1" draw:layer="layout" draw:type="curve" svg:x1="17.659cm" svg:y1="11.756cm" svg:x2="21.013cm" svg:y2="8.126cm" draw:start-shape="id5" draw:end-shape="id6" svg:d="m17659 11756c2517 0 840-3630 3354-3630" svg:viewBox="0 0 3355 3631">
          <text:p/>
        </draw:connector>
        <draw:custom-shape draw:style-name="gr1" draw:text-style-name="P1" draw:layer="layout" svg:width="6cm" svg:height="5.2cm" svg:x="2.8cm" svg:y="8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5.04cm" svg:height="2.813cm" svg:x="3.452cm" svg:y="10.1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fd0</text:p>
              </table:table-cell>
              <table:table-cell/>
            </table:table-row>
            <table:table-row table:style-name="ro2" table:default-cell-style-name="ce1">
              <table:table-cell>
                <text:p text:style-name="P2">fd1</text:p>
              </table:table-cell>
              <table:table-cell/>
            </table:table-row>
            <table:table-row table:style-name="ro3" table:default-cell-style-name="ce1">
              <table:table-cell>
                <text:p text:style-name="P2">fd2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2" draw:text-style-name="P3" draw:layer="layout" svg:width="3.361cm" svg:height="0.988cm" svg:x="5.8cm" svg:y="9.012cm">
          <draw:text-box>
            <text:p text:style-name="P3">文件指针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</meta:initial-creator>
    <meta:creation-date>2014-03-30T15:49:54</meta:creation-date>
    <dc:date>2014-03-30T16:28:11</dc:date>
    <dc:creator>tony </dc:creator>
    <meta:editing-duration>PT7M57S</meta:editing-duration>
    <meta:editing-cycles>2</meta:editing-cycles>
    <meta:generator>LibreOffice/3.5$Linux_X86_64 LibreOffice_project/350m1$Build-2</meta:generator>
    <meta:document-statistic meta:object-count="49"/>
  </office:meta>
</office:document-meta>
</file>